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Lesson Review: Module Summary</text:p>
      <text:h text:style-name="Heading_20_1" text:outline-level="1"><text:bookmark-start text:name="response-to-and-request-for-feedback"/>Response to and Request for feedback<text:bookmark-end text:name="response-to-and-request-for-feedback"/></text:h>
      <text:p text:style-name="First_20_paragraph"><text:span text:style-name="T1">If you are resubmitting</text:span>, include a statement outlining the changes you have made to your submission. This section can be short but should be precise. It is a good idea to quote the feedback you are responding to.</text:p>
      <text:p text:style-name="Text_20_body"><text:span text:style-name="T1">If this is your first submission</text:span>, include a statement about what part of the lesson review you would most like to receive feedback (and why). Your tutor will take this in consideration when reviewing your work, although they may choose to give you feedback on a different thing if they think it’s more appropriate.</text:p>
      <text:h text:style-name="Heading_20_1" text:outline-level="1"><text:bookmark-start text:name="module-learning-objectives"/>Module Learning Objectives<text:bookmark-end text:name="module-learning-objectives"/></text:h>
      <text:p text:style-name="First_20_paragraph">I certify that I achieved the following learning objectives for the module (these objectives can be found in the introduction of the module):</text:p>
      <text:list text:style-name="L1">
        <text:list-item>
  </text:list-item>
        <text:list-item>
  </text:list-item>
        <text:list-item>
  </text:list-item>
      </text:list>
      <text:h text:style-name="Heading_20_1" text:outline-level="1"><text:bookmark-start text:name="summarising-the-content"/>Summarising the content:<text:bookmark-end text:name="summarising-the-content"/></text:h>
      <text:list text:style-name="L2">
        <text:list-item>
          <text:p text:style-name="P2">Identify the key terms and concepts in the module. For each of these terms and concepts:</text:p>
          <text:list text:style-name="L3">
            <text:list-item>
              <text:p text:style-name="P3">Define the term and explain the concept <text:span text:style-name="T1">in your own words</text:span> (beware plagiarism – this is an assessment task).</text:p>
            </text:list-item>
            <text:list-item>
              <text:p text:style-name="P3">Summarise the most important results related to these concepts, including theorems and propositions, algorithms and procedures, etc.</text:p>
            </text:list-item>
            <text:list-item>
              <text:p text:style-name="P3">You can provide examples, figures, diagrams, but only if they help illustrate your point. This is a summary, so it’s best to restrict the explanations to the main points.</text:p>
            </text:list-item>
            <text:list-item>
              <text:p text:style-name="P3">Make sure you include references to the Module Learning Objectives.</text:p>
            </text:list-item>
          </text:list>
        </text:list-item>
        <text:list-item>
          <text:p text:style-name="P2">How is this useful? Relate the concepts you learnt in this module to the broader context (other modules, other units within your degree, and more generally)</text:p>
        </text:list-item>
      </text:list>
      <text:h text:style-name="Heading_20_1" text:outline-level="1"><text:bookmark-start text:name="reflecting-on-the-content"/>Reflecting on the content:<text:bookmark-end text:name="reflecting-on-the-content"/></text:h>
      <text:list text:style-name="L4">
        <text:list-item>
          <text:p text:style-name="P4">What is the most important thing you learnt in this module?</text:p>
        </text:list-item>
        <text:list-item>
          <text:p text:style-name="P4">How does this relate to what you already know?</text:p>
        </text:list-item>
        <text:list-item>
          <text:p text:style-name="P4">Why do you think your course team wants you to learn the content of this module for your degre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AU"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AU"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en"/>
    </style:style>
    <style:style style:family="text" style:name="Source_Text">
      <style:text-properties style:font-name="Courier New" style:font-name-asian="Courier New" style:font-name-complex="Courier New" style:font-size-asian="10pt" style:font-size-complex="10pt" fo:font-size="10pt" fo:language="en"/>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8</meta:generator>
    <dc:title>Lesson Review: Module Summary</dc:title>
    <dc:description/>
    <dc:subject/>
    <meta:keyword/>
    <dc:language>en-AU</dc:language>
    <meta:initial-creator/>
    <dc:creator/>
    <meta:creation-date>2024-02-21T11:59:51Z</meta:creation-date>
    <dc:date>2024-02-21T11:59:51Z</dc:date>
    <meta:user-defined meta:name="center" meta:value-type="string">False</meta:user-defined>
    <meta:user-defined meta:name="colorlinks" meta:value-type="string">True</meta:user-defined>
    <meta:user-defined meta:name="controls" meta:value-type="string">False</meta:user-defined>
    <meta:user-defined meta:name="css" meta:value-type="string"/>
    <meta:user-defined meta:name="documentclass" meta:value-type="string">scrartcl</meta:user-defined>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Carlito</meta:user-defined>
    <meta:user-defined meta:name="numbersections" meta:value-type="string">True</meta:user-defined>
    <meta:user-defined meta:name="papersize" meta:value-type="string">a4</meta:user-defined>
    <meta:user-defined meta:name="progress" meta:value-type="string">True</meta:user-defined>
    <meta:user-defined meta:name="revealjs-url" meta:value-type="string">../../reveal.js</meta:user-defined>
    <meta:user-defined meta:name="stem" meta:value-type="string">/content/enforced/1031705-SIT192_TRI-1_2021</meta:user-defined>
    <meta:user-defined meta:name="transition" meta:value-type="string">slide</meta:user-defined>
    <meta:user-defined meta:name="unit_id" meta:value-type="string"/>
    <meta:user-defined meta:name="viewport" meta:value-type="string">width=device-width, initial-scale=1, maximum-scale=1</meta:user-defined>
    <meta:user-defined meta:name="width" meta:value-type="string">1200</meta:user-defined>
  </office:meta>
</office:document-meta>
</file>